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5.06mm"/>
    </style:style>
    <style:style style:name="co9" style:family="table-column">
      <style:table-column-properties fo:break-before="auto" style:column-width="18.24mm"/>
    </style:style>
    <style:style style:name="co10" style:family="table-column">
      <style:table-column-properties fo:break-before="auto" style:column-width="1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2"/>
    <style:style style:name="ce4" style:family="table-cell" style:parent-style-name="Default" style:data-style-name="N11"/>
    <style:style style:name="ce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b2b2b2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3">
      <style:table-cell-properties fo:background-color="#ffff99"/>
    </style:style>
    <style:style style:name="ce1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1">
      <style:table-cell-properties fo:background-color="#ffff99"/>
    </style:style>
    <style:style style:name="ce16" style:family="table-cell" style:parent-style-name="Default" style:data-style-name="N3">
      <style:table-cell-properties fo:border-bottom="none" fo:background-color="#ffff99" fo:border-left="0.06pt solid #000000" fo:border-right="none" fo:border-top="none"/>
    </style:style>
    <style:style style:name="ce17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1">
      <style:table-cell-properties fo:background-color="transparen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6" table:default-cell-style-name="ce4"/>
        <table:table-column table:style-name="co7" table:default-cell-style-name="ce7"/>
        <table:table-column table:style-name="co8" table:default-cell-style-name="ce4"/>
        <table:table-column table:style-name="co9" table:default-cell-style-name="Default"/>
        <table:table-column table:style-name="co2" table:default-cell-style-name="ce4"/>
        <table:table-column table:style-name="co9" table:default-cell-style-name="Default"/>
        <table:table-column table:style-name="co10" table:default-cell-style-name="ce12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6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style-name="ce5" office:value-type="string" calcext:value-type="string" table:number-columns-spanned="6" table:number-rows-spanned="1">
            <text:p>Heuristika podle délky (&gt;=150 bází)</text:p>
          </table:table-cell>
          <table:covered-table-cell table:number-columns-repeated="2" table:style-name="ce8"/>
          <table:covered-table-cell table:number-columns-repeated="2" table:style-name="ce9"/>
          <table:covered-table-cell table:style-name="ce10"/>
          <table:table-cell table:style-name="ce5" office:value-type="string" calcext:value-type="string" table:number-columns-spanned="6" table:number-rows-spanned="1">
            <text:p>Statistika zastoupení bází s oknem (-15,25) a tresholdem 0.295 ** 40</text:p>
          </table:table-cell>
          <table:covered-table-cell table:number-columns-repeated="5" table:style-name="Default"/>
          <table:table-cell table:style-name="ce5" office:value-type="string" calcext:value-type="string" table:number-columns-spanned="6" table:number-rows-spanned="1">
            <text:p>CG islands prediction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>
            <text:p>Sekvence</text:p>
          </table:table-cell>
          <table:table-cell table:style-name="ce1" office:value-type="string" calcext:value-type="string">
            <text:p>Počet genů</text:p>
          </table:table-cell>
          <table:table-cell table:style-name="ce1" office:value-type="string" calcext:value-type="string">
            <text:p>Průměrná délka genu</text:p>
          </table:table-cell>
          <table:table-cell table:style-name="ce1" office:value-type="string" calcext:value-type="string">
            <text:p>Počet ORF</text:p>
          </table:table-cell>
          <table:table-cell table:style-name="ce1" office:value-type="string" calcext:value-type="string">
            <text:p>Půrměrná délka ORF</text:p>
          </table:table-cell>
          <table:table-cell table:style-name="ce1" office:value-type="string" calcext:value-type="string">
            <text:p>% ORF je gen</text:p>
          </table:table-cell>
          <table:table-cell table:style-name="ce6" office:value-type="string" calcext:value-type="string">
            <text:p>Found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ot found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Misfound</text:p>
          </table:table-cell>
          <table:table-cell table:style-name="ce11" office:value-type="string" calcext:value-type="string">
            <text:p>%</text:p>
          </table:table-cell>
          <table:table-cell table:style-name="ce6" office:value-type="string" calcext:value-type="string">
            <text:p>Found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ot found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Misfound</text:p>
          </table:table-cell>
          <table:table-cell table:style-name="ce11" office:value-type="string" calcext:value-type="string">
            <text:p>%</text:p>
          </table:table-cell>
          <table:table-cell table:style-name="ce6" office:value-type="string" calcext:value-type="string">
            <text:p>Found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ot found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Misfound</text:p>
          </table:table-cell>
          <table:table-cell table:style-name="ce11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Bacteroides_fragilis_YCH46 <text:s text:c="8"/></text:p>
          </table:table-cell>
          <table:table-cell office:value-type="float" office:value="4670" calcext:value-type="float">
            <text:p>4 670</text:p>
          </table:table-cell>
          <table:table-cell office:value-type="string" calcext:value-type="string">
            <text:p>1025.5507494646681</text:p>
          </table:table-cell>
          <table:table-cell office:value-type="float" office:value="512169" calcext:value-type="float">
            <text:p>512 169</text:p>
          </table:table-cell>
          <table:table-cell office:value-type="string" calcext:value-type="string">
            <text:p>230.3817978050214</text:p>
          </table:table-cell>
          <table:table-cell table:formula="of:=[.B3]/[.D3]" office:value-type="percentage" office:value="0.00911808406990661" calcext:value-type="percentage">
            <text:p>0,91%</text:p>
          </table:table-cell>
          <table:table-cell office:value-type="float" office:value="2275" calcext:value-type="float">
            <text:p>2275</text:p>
          </table:table-cell>
          <table:table-cell table:formula="of:=[.G3]/[.$B3]" office:value-type="percentage" office:value="0.487152034261242" calcext:value-type="percentage">
            <text:p>48,72%</text:p>
          </table:table-cell>
          <table:table-cell office:value-type="float" office:value="2395" calcext:value-type="float">
            <text:p>2395</text:p>
          </table:table-cell>
          <table:table-cell table:formula="of:=[.I3]/[.$B3]" office:value-type="percentage" office:value="0.512847965738758" calcext:value-type="percentage">
            <text:p>51,28%</text:p>
          </table:table-cell>
          <table:table-cell office:value-type="float" office:value="138582" calcext:value-type="float">
            <text:p>138582</text:p>
          </table:table-cell>
          <table:table-cell table:formula="of:=[.K3]/[.$B3]" office:value-type="percentage" office:value="29.6749464668094" calcext:value-type="percentage">
            <text:p>2967,49%</text:p>
          </table:table-cell>
          <table:table-cell office:value-type="float" office:value="1609" calcext:value-type="float">
            <text:p>1 609</text:p>
          </table:table-cell>
          <table:table-cell table:formula="of:=[.M3]/[.$B3]" office:value-type="percentage" office:value="0.344539614561028" calcext:value-type="percentage">
            <text:p>34,45%</text:p>
          </table:table-cell>
          <table:table-cell office:value-type="float" office:value="3059" calcext:value-type="float">
            <text:p>3 059</text:p>
          </table:table-cell>
          <table:table-cell table:formula="of:=[.O3]/[.$B3]" office:value-type="percentage" office:value="0.655032119914347" calcext:value-type="percentage">
            <text:p>65,50%</text:p>
          </table:table-cell>
          <table:table-cell office:value-type="float" office:value="1870" calcext:value-type="float">
            <text:p>1 870</text:p>
          </table:table-cell>
          <table:table-cell table:formula="of:=[.Q3]/[.$B3]" office:value-type="percentage" office:value="0.400428265524625" calcext:value-type="percentage">
            <text:p>40,04%</text:p>
          </table:table-cell>
          <table:table-cell office:value-type="float" office:value="920" calcext:value-type="float">
            <text:p>920</text:p>
          </table:table-cell>
          <table:table-cell table:formula="of:=[.S3]/[.$B3]" office:value-type="percentage" office:value="0.197002141327623" calcext:value-type="percentage">
            <text:p>19,70%</text:p>
          </table:table-cell>
          <table:table-cell office:value-type="float" office:value="3746" calcext:value-type="float">
            <text:p>3 746</text:p>
          </table:table-cell>
          <table:table-cell table:formula="of:=[.U3]/[.$B3]" office:value-type="percentage" office:value="0.802141327623126" calcext:value-type="percentage">
            <text:p>80,21%</text:p>
          </table:table-cell>
          <table:table-cell office:value-type="float" office:value="40170" calcext:value-type="float">
            <text:p>40 170</text:p>
          </table:table-cell>
          <table:table-cell table:formula="of:=[.W3]/[.$B3]" office:value-type="percentage" office:value="8.6017130620985" calcext:value-type="percentage">
            <text:p>860,17%</text:p>
          </table:table-cell>
        </table:table-row>
        <table:table-row table:style-name="ro1">
          <table:table-cell office:value-type="string" calcext:value-type="string">
            <text:p>Bacteroides_ovatus_strain_ATCC8483 </text:p>
          </table:table-cell>
          <table:table-cell office:value-type="float" office:value="4997" calcext:value-type="float">
            <text:p>4 997</text:p>
          </table:table-cell>
          <table:table-cell office:value-type="string" calcext:value-type="string">
            <text:p>1182.3480088052831</text:p>
          </table:table-cell>
          <table:table-cell office:value-type="float" office:value="640406" calcext:value-type="float">
            <text:p>640 406</text:p>
          </table:table-cell>
          <table:table-cell office:value-type="string" calcext:value-type="string">
            <text:p>244.29419305877835</text:p>
          </table:table-cell>
          <table:table-cell table:formula="of:=[.B4]/[.D4]" office:value-type="percentage" office:value="0.00780286255906409" calcext:value-type="percentage">
            <text:p>0,78%</text:p>
          </table:table-cell>
          <table:table-cell office:value-type="float" office:value="2384" calcext:value-type="float">
            <text:p>2384</text:p>
          </table:table-cell>
          <table:table-cell table:formula="of:=[.G4]/[.$B4]" office:value-type="percentage" office:value="0.477086251751051" calcext:value-type="percentage">
            <text:p>47,71%</text:p>
          </table:table-cell>
          <table:table-cell office:value-type="float" office:value="2613" calcext:value-type="float">
            <text:p>2613</text:p>
          </table:table-cell>
          <table:table-cell table:formula="of:=[.I4]/[.$B4]" office:value-type="percentage" office:value="0.522913748248949" calcext:value-type="percentage">
            <text:p>52,29%</text:p>
          </table:table-cell>
          <table:table-cell office:value-type="float" office:value="169843" calcext:value-type="float">
            <text:p>169843</text:p>
          </table:table-cell>
          <table:table-cell table:formula="of:=[.K4]/[.$B4]" office:value-type="percentage" office:value="33.9889933960376" calcext:value-type="percentage">
            <text:p>3398,90%</text:p>
          </table:table-cell>
          <table:table-cell office:value-type="float" office:value="1940" calcext:value-type="float">
            <text:p>1 940</text:p>
          </table:table-cell>
          <table:table-cell table:formula="of:=[.M4]/[.$B4]" office:value-type="percentage" office:value="0.388232939763858" calcext:value-type="percentage">
            <text:p>38,82%</text:p>
          </table:table-cell>
          <table:table-cell office:value-type="float" office:value="3057" calcext:value-type="float">
            <text:p>3 057</text:p>
          </table:table-cell>
          <table:table-cell table:formula="of:=[.O4]/[.$B4]" office:value-type="percentage" office:value="0.611767060236142" calcext:value-type="percentage">
            <text:p>61,18%</text:p>
          </table:table-cell>
          <table:table-cell office:value-type="float" office:value="2667" calcext:value-type="float">
            <text:p>2 667</text:p>
          </table:table-cell>
          <table:table-cell table:formula="of:=[.Q4]/[.$B4]" office:value-type="percentage" office:value="0.533720232139284" calcext:value-type="percentage">
            <text:p>53,37%</text:p>
          </table:table-cell>
          <table:table-cell office:value-type="float" office:value="1084" calcext:value-type="float">
            <text:p>1 084</text:p>
          </table:table-cell>
          <table:table-cell table:formula="of:=[.S4]/[.$B4]" office:value-type="percentage" office:value="0.216930158094857" calcext:value-type="percentage">
            <text:p>21,69%</text:p>
          </table:table-cell>
          <table:table-cell office:value-type="float" office:value="3913" calcext:value-type="float">
            <text:p>3 913</text:p>
          </table:table-cell>
          <table:table-cell table:formula="of:=[.U4]/[.$B4]" office:value-type="percentage" office:value="0.783069841905143" calcext:value-type="percentage">
            <text:p>78,31%</text:p>
          </table:table-cell>
          <table:table-cell office:value-type="float" office:value="51097" calcext:value-type="float">
            <text:p>51 097</text:p>
          </table:table-cell>
          <table:table-cell table:formula="of:=[.W4]/[.$B4]" office:value-type="percentage" office:value="10.2255353211927" calcext:value-type="percentage">
            <text:p>1022,55%</text:p>
          </table:table-cell>
        </table:table-row>
        <table:table-row table:style-name="ro1">
          <table:table-cell office:value-type="string" calcext:value-type="string">
            <text:p>Bacteroides_thetaiotaomicron_VPI5482</text:p>
          </table:table-cell>
          <table:table-cell office:value-type="float" office:value="4864" calcext:value-type="float">
            <text:p>4 864</text:p>
          </table:table-cell>
          <table:table-cell office:value-type="string" calcext:value-type="string">
            <text:p>1158.2423930921052</text:p>
          </table:table-cell>
          <table:table-cell office:value-type="float" office:value="599283" calcext:value-type="float">
            <text:p>599 283</text:p>
          </table:table-cell>
          <table:table-cell office:value-type="string" calcext:value-type="string">
            <text:p>235.25704383404835</text:p>
          </table:table-cell>
          <table:table-cell table:formula="of:=[.B5]/[.D5]" office:value-type="percentage" office:value="0.0081163657237065" calcext:value-type="percentage">
            <text:p>0,81%</text:p>
          </table:table-cell>
          <table:table-cell office:value-type="float" office:value="2389" calcext:value-type="float">
            <text:p>2389</text:p>
          </table:table-cell>
          <table:table-cell table:formula="of:=[.G5]/[.$B5]" office:value-type="percentage" office:value="0.491159539473684" calcext:value-type="percentage">
            <text:p>49,12%</text:p>
          </table:table-cell>
          <table:table-cell office:value-type="float" office:value="2475" calcext:value-type="float">
            <text:p>2475</text:p>
          </table:table-cell>
          <table:table-cell table:formula="of:=[.I5]/[.$B5]" office:value-type="percentage" office:value="0.508840460526316" calcext:value-type="percentage">
            <text:p>50,88%</text:p>
          </table:table-cell>
          <table:table-cell office:value-type="float" office:value="157533" calcext:value-type="float">
            <text:p>157533</text:p>
          </table:table-cell>
          <table:table-cell table:formula="of:=[.K5]/[.$B5]" office:value-type="percentage" office:value="32.3875411184211" calcext:value-type="percentage">
            <text:p>3238,75%</text:p>
          </table:table-cell>
          <table:table-cell office:value-type="float" office:value="1816" calcext:value-type="float">
            <text:p>1 816</text:p>
          </table:table-cell>
          <table:table-cell table:formula="of:=[.M5]/[.$B5]" office:value-type="percentage" office:value="0.373355263157895" calcext:value-type="percentage">
            <text:p>37,34%</text:p>
          </table:table-cell>
          <table:table-cell office:value-type="float" office:value="3048" calcext:value-type="float">
            <text:p>3 048</text:p>
          </table:table-cell>
          <table:table-cell table:formula="of:=[.O5]/[.$B5]" office:value-type="percentage" office:value="0.626644736842105" calcext:value-type="percentage">
            <text:p>62,66%</text:p>
          </table:table-cell>
          <table:table-cell office:value-type="float" office:value="2394" calcext:value-type="float">
            <text:p>2 394</text:p>
          </table:table-cell>
          <table:table-cell table:formula="of:=[.Q5]/[.$B5]" office:value-type="percentage" office:value="0.4921875" calcext:value-type="percentage">
            <text:p>49,22%</text:p>
          </table:table-cell>
          <table:table-cell office:value-type="float" office:value="1004" calcext:value-type="float">
            <text:p>1 004</text:p>
          </table:table-cell>
          <table:table-cell table:formula="of:=[.S5]/[.$B5]" office:value-type="percentage" office:value="0.206414473684211" calcext:value-type="percentage">
            <text:p>20,64%</text:p>
          </table:table-cell>
          <table:table-cell office:value-type="float" office:value="3860" calcext:value-type="float">
            <text:p>3 860</text:p>
          </table:table-cell>
          <table:table-cell table:formula="of:=[.U5]/[.$B5]" office:value-type="percentage" office:value="0.79358552631579" calcext:value-type="percentage">
            <text:p>79,36%</text:p>
          </table:table-cell>
          <table:table-cell office:value-type="float" office:value="44585" calcext:value-type="float">
            <text:p>44 585</text:p>
          </table:table-cell>
          <table:table-cell table:formula="of:=[.W5]/[.$B5]" office:value-type="percentage" office:value="9.1663240131579" calcext:value-type="percentage">
            <text:p>916,63%</text:p>
          </table:table-cell>
        </table:table-row>
        <table:table-row table:style-name="ro1">
          <table:table-cell office:value-type="string" calcext:value-type="string">
            <text:p>Bacteroides_vulgatus_ATCC8482 <text:s text:c="5"/></text:p>
          </table:table-cell>
          <table:table-cell office:value-type="float" office:value="4198" calcext:value-type="float">
            <text:p>4 198</text:p>
          </table:table-cell>
          <table:table-cell office:value-type="string" calcext:value-type="string">
            <text:p>1103.0064316341116</text:p>
          </table:table-cell>
          <table:table-cell office:value-type="float" office:value="529080" calcext:value-type="float">
            <text:p>529 080</text:p>
          </table:table-cell>
          <table:table-cell office:value-type="string" calcext:value-type="string">
            <text:p>241.08646329477583</text:p>
          </table:table-cell>
          <table:table-cell table:formula="of:=[.B6]/[.D6]" office:value-type="percentage" office:value="0.00793452785968096" calcext:value-type="percentage">
            <text:p>0,79%</text:p>
          </table:table-cell>
          <table:table-cell office:value-type="float" office:value="2083" calcext:value-type="float">
            <text:p>2083</text:p>
          </table:table-cell>
          <table:table-cell table:formula="of:=[.G6]/[.$B6]" office:value-type="percentage" office:value="0.49618866126727" calcext:value-type="percentage">
            <text:p>49,62%</text:p>
          </table:table-cell>
          <table:table-cell office:value-type="float" office:value="2115" calcext:value-type="float">
            <text:p>2115</text:p>
          </table:table-cell>
          <table:table-cell table:formula="of:=[.I6]/[.$B6]" office:value-type="percentage" office:value="0.50381133873273" calcext:value-type="percentage">
            <text:p>50,38%</text:p>
          </table:table-cell>
          <table:table-cell office:value-type="float" office:value="145146" calcext:value-type="float">
            <text:p>145146</text:p>
          </table:table-cell>
          <table:table-cell table:formula="of:=[.K6]/[.$B6]" office:value-type="percentage" office:value="34.5750357313006" calcext:value-type="percentage">
            <text:p>3457,50%</text:p>
          </table:table-cell>
          <table:table-cell table:style-name="ce2" office:value-type="float" office:value="1676" calcext:value-type="float">
            <text:p>1 676</text:p>
          </table:table-cell>
          <table:table-cell table:style-name="ce4" table:formula="of:=[.M6]/[.$B6]" office:value-type="percentage" office:value="0.399237732253454" calcext:value-type="percentage">
            <text:p>39,92%</text:p>
          </table:table-cell>
          <table:table-cell table:style-name="ce2" office:value-type="float" office:value="2522" calcext:value-type="float">
            <text:p>2 522</text:p>
          </table:table-cell>
          <table:table-cell table:style-name="ce4" table:formula="of:=[.O6]/[.$B6]" office:value-type="percentage" office:value="0.600762267746546" calcext:value-type="percentage">
            <text:p>60,08%</text:p>
          </table:table-cell>
          <table:table-cell table:style-name="ce2" office:value-type="float" office:value="2299" calcext:value-type="float">
            <text:p>2 299</text:p>
          </table:table-cell>
          <table:table-cell table:style-name="ce4" table:formula="of:=[.Q6]/[.$B6]" office:value-type="percentage" office:value="0.547641734159123" calcext:value-type="percentage">
            <text:p>54,76%</text:p>
          </table:table-cell>
          <table:table-cell table:style-name="ce17" office:value-type="float" office:value="984" calcext:value-type="float">
            <text:p>984</text:p>
          </table:table-cell>
          <table:table-cell table:style-name="ce18" table:formula="of:=[.S6]/[.$B6]" office:value-type="percentage" office:value="0.234397332062887" calcext:value-type="percentage">
            <text:p>23,44%</text:p>
          </table:table-cell>
          <table:table-cell table:style-name="ce2" office:value-type="float" office:value="3213" calcext:value-type="float">
            <text:p>3 213</text:p>
          </table:table-cell>
          <table:table-cell table:style-name="ce18" table:formula="of:=[.U6]/[.$B6]" office:value-type="percentage" office:value="0.765364459266317" calcext:value-type="percentage">
            <text:p>76,54%</text:p>
          </table:table-cell>
          <table:table-cell table:style-name="ce2" office:value-type="float" office:value="44634" calcext:value-type="float">
            <text:p>44 634</text:p>
          </table:table-cell>
          <table:table-cell table:style-name="ce18" table:formula="of:=[.W6]/[.$B6]" office:value-type="percentage" office:value="10.6322058122916" calcext:value-type="percentage">
            <text:p>1063,22%</text:p>
          </table:table-cell>
        </table:table-row>
        <table:table-row table:style-name="ro1">
          <table:table-cell office:value-type="string" calcext:value-type="string">
            <text:p>Bacteroides_xylanisolvens_XB1A <text:s text:c="4"/></text:p>
          </table:table-cell>
          <table:table-cell office:value-type="float" office:value="4466" calcext:value-type="float">
            <text:p>4 466</text:p>
          </table:table-cell>
          <table:table-cell office:value-type="string" calcext:value-type="string">
            <text:p>1081.4117778772952</text:p>
          </table:table-cell>
          <table:table-cell office:value-type="float" office:value="572596" calcext:value-type="float">
            <text:p>572 596</text:p>
          </table:table-cell>
          <table:table-cell office:value-type="string" calcext:value-type="string">
            <text:p>235.7658995172862</text:p>
          </table:table-cell>
          <table:table-cell table:formula="of:=[.B7]/[.D7]" office:value-type="percentage" office:value="0.00779956548770861" calcext:value-type="percentage">
            <text:p>0,78%</text:p>
          </table:table-cell>
          <table:table-cell office:value-type="float" office:value="2219" calcext:value-type="float">
            <text:p>2219</text:p>
          </table:table-cell>
          <table:table-cell table:formula="of:=[.G7]/[.$B7]" office:value-type="percentage" office:value="0.496865203761755" calcext:value-type="percentage">
            <text:p>49,69%</text:p>
          </table:table-cell>
          <table:table-cell office:value-type="float" office:value="2247" calcext:value-type="float">
            <text:p>2247</text:p>
          </table:table-cell>
          <table:table-cell table:formula="of:=[.I7]/[.$B7]" office:value-type="percentage" office:value="0.503134796238245" calcext:value-type="percentage">
            <text:p>50,31%</text:p>
          </table:table-cell>
          <table:table-cell office:value-type="float" office:value="152266" calcext:value-type="float">
            <text:p>152266</text:p>
          </table:table-cell>
          <table:table-cell table:formula="of:=[.K7]/[.$B7]" office:value-type="percentage" office:value="34.0944917151814" calcext:value-type="percentage">
            <text:p>3409,45%</text:p>
          </table:table-cell>
          <table:table-cell table:style-name="ce2" office:value-type="float" office:value="1645" calcext:value-type="float">
            <text:p>1 645</text:p>
          </table:table-cell>
          <table:table-cell table:style-name="ce4" table:formula="of:=[.M7]/[.$B7]" office:value-type="percentage" office:value="0.36833855799373" calcext:value-type="percentage">
            <text:p>36,83%</text:p>
          </table:table-cell>
          <table:table-cell table:style-name="ce2" office:value-type="float" office:value="2820" calcext:value-type="float">
            <text:p>2 820</text:p>
          </table:table-cell>
          <table:table-cell table:style-name="ce4" table:formula="of:=[.O7]/[.$B7]" office:value-type="percentage" office:value="0.631437527989252" calcext:value-type="percentage">
            <text:p>63,14%</text:p>
          </table:table-cell>
          <table:table-cell table:style-name="ce2" office:value-type="float" office:value="2898" calcext:value-type="float">
            <text:p>2 898</text:p>
          </table:table-cell>
          <table:table-cell table:style-name="ce4" table:formula="of:=[.Q7]/[.$B7]" office:value-type="percentage" office:value="0.648902821316614" calcext:value-type="percentage">
            <text:p>64,89%</text:p>
          </table:table-cell>
          <table:table-cell table:style-name="ce17" office:value-type="float" office:value="1208" calcext:value-type="float">
            <text:p>1 208</text:p>
          </table:table-cell>
          <table:table-cell table:style-name="ce18" table:formula="of:=[.S7]/[.$B7]" office:value-type="percentage" office:value="0.270488132557098" calcext:value-type="percentage">
            <text:p>27,05%</text:p>
          </table:table-cell>
          <table:table-cell table:style-name="ce2" office:value-type="float" office:value="3257" calcext:value-type="float">
            <text:p>3 257</text:p>
          </table:table-cell>
          <table:table-cell table:style-name="ce18" table:formula="of:=[.U7]/[.$B7]" office:value-type="percentage" office:value="0.729287953425884" calcext:value-type="percentage">
            <text:p>72,93%</text:p>
          </table:table-cell>
          <table:table-cell table:style-name="ce2" office:value-type="float" office:value="55044" calcext:value-type="float">
            <text:p>55 044</text:p>
          </table:table-cell>
          <table:table-cell table:style-name="ce18" table:formula="of:=[.W7]/[.$B7]" office:value-type="percentage" office:value="12.3251231527094" calcext:value-type="percentage">
            <text:p>1232,51%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Použity pro učení</text:p>
          </table:table-cell>
          <table:covered-table-cell table:number-columns-repeated="5" table:style-name="Default"/>
          <table:table-cell table:style-name="ce14" office:value-type="string" calcext:value-type="string" table:number-columns-spanned="6" table:number-rows-spanned="1">
            <text:p>Použity pro učení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Setnička</meta:initial-creator>
    <meta:creation-date>2016-01-21T12:45:28.576895692</meta:creation-date>
    <dc:date>2016-01-22T01:17:46.171654288</dc:date>
    <dc:creator>Jiří Setnička</dc:creator>
    <meta:editing-duration>PT12H32M10S</meta:editing-duration>
    <meta:editing-cycles>19</meta:editing-cycles>
    <meta:generator>LibreOffice/5.0.4.2$Linux_X86_64 LibreOffice_project/00m0$Build-2</meta:generator>
    <meta:document-statistic meta:table-count="1" meta:cell-count="149" meta:object-count="0"/>
  </office:meta>
</office:document-meta>
</file>